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noncampus-virginia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noncampus-virginia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67">
            <text:p>24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79">
            <text:p>3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93">
            <text:p>47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84">
            <text:p>38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74">
            <text:p>5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889">
            <text:p>298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98">
            <text:p>177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9">
            <text:p>44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8">
            <text:p>23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56">
            <text:p>29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9">
            <text:p>40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238">
            <text:p>62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625">
            <text:p>216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1">
            <text:p>44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20">
            <text:p>92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7">
            <text:p>31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162">
            <text:p>51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80">
            <text:p>35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361">
            <text:p>13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43">
            <text:p>20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18">
            <text:p>9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62">
            <text:p>48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96">
            <text:p>44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2">
            <text:p>48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9">
            <text:p>15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7">
            <text:p>14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49">
            <text:p>21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noncampus-virginia-" style:display-name="PageStyle_hate-crimes-noncampus-virginia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